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36pt" style:font-size-asian="36pt" style:font-size-complex="36pt"/>
    </style:style>
    <style:style style:name="P10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font-style="italic" fo:text-shadow="none" style:font-style-asian="italic" style:font-style-complex="italic"/>
    </style:style>
    <style:style style:name="P14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text-properties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/SingleRun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54.4cm" svg:y="3.8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26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26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54.4cm" svg:y1="7.4cm" svg:x2="38.4cm" svg:y2="14.197cm" draw:start-shape="id1" draw:start-glue-point="3" draw:end-shape="id2" draw:end-glue-point="0" svg:d="m54400 7400c-10667 0-16000 2265-16000 6797" svg:viewBox="0 0 16001 6798">
          <text:p/>
        </draw:connector>
        <draw:frame draw:style-name="gr4" draw:text-style-name="P7" draw:layer="layout" svg:width="12.2cm" svg:height="3.6cm" svg:x="37.8cm" svg:y="5.2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54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15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2cm" svg:x="20.4cm" svg:y="15.6cm">
          <draw:text-box>
            <text:p><text:span text:style-name="T9">Saves &amp; loads</text:span></text:p>
          </draw:text-box>
        </draw:frame>
        <draw:custom-shape draw:style-name="gr9" draw:text-style-name="P10" xml:id="id4" draw:id="id4" draw:layer="layout" svg:width="12.6cm" svg:height="4.4cm" svg:x="53.2cm" svg:y="16.5cm">
          <text:p text:style-name="P9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59.5cm" svg:y1="11cm" svg:x2="59.5cm" svg:y2="16.5cm" draw:start-shape="id1" draw:start-glue-point="2" draw:end-shape="id4" svg:d="m59500 11000v5500" svg:viewBox="0 0 1 5501">
          <text:p/>
        </draw:connector>
        <draw:connector draw:style-name="gr3" draw:text-style-name="P6" draw:layer="layout" draw:type="curve" svg:x1="53.2cm" svg:y1="18.7cm" svg:x2="45.201cm" svg:y2="18.687cm" draw:start-shape="id4" draw:start-glue-point="5" draw:end-shape="id2" draw:end-glue-point="1" svg:d="m53200 18700c-6024 0-2025-13-7999-13" svg:viewBox="0 0 8000 14">
          <text:p/>
        </draw:connector>
        <draw:frame draw:style-name="gr10" draw:text-style-name="P11" draw:layer="layout" svg:width="7.432cm" svg:height="3.554cm" svg:x="59.8cm" svg:y="12cm">
          <draw:text-box>
            <text:p text:style-name="P11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0" draw:text-style-name="P12" draw:layer="layout" svg:width="7.868cm" svg:height="4.351cm" svg:x="46.4cm" svg:y="14.049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0" draw:text-style-name="P14" draw:layer="layout" svg:width="10.421cm" svg:height="4.351cm" svg:x="38.979cm" svg:y="23.6cm">
          <draw:text-box>
            <text:p text:style-name="P13"><text:span text:style-name="T12">4 Sub-tree group nodes:</text:span></text:p>
            <text:p text:style-name="P13"><text:span text:style-name="T12">`config`, `parameters`,</text:span></text:p>
            <text:p text:style-name="P13"><text:span text:style-name="T12">`derived_parameters`,</text:span></text:p>
            <text:p text:style-name="P13"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0" draw:text-style-name="P16" draw:layer="layout" svg:width="2.513cm" svg:height="1.517cm" svg:x="37.487cm" svg:y="39.483cm">
          <draw:text-box>
            <text:p text:style-name="P15"><text:span text:style-name="T13">0...*</text:span></text:p>
          </draw:text-box>
        </draw:frame>
        <draw:frame draw:style-name="gr11" draw:text-style-name="P16" draw:layer="layout" svg:width="2.513cm" svg:height="2.041cm" svg:x="46.887cm" svg:y="32.8cm">
          <draw:text-box>
            <text:p text:style-name="P15"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fo:font-family="Arial" style:font-family-generic="roman" style:font-pitch="variable" fo:font-size="87.300003051757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20.19999694824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1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3-11-16T16:13:34</meta:creation-date>
    <dc:date>2013-11-16T16:40:36</dc:date>
    <dc:creator>Robert </dc:creator>
    <meta:editing-duration>PT10M21S</meta:editing-duration>
    <meta:editing-cycles>1</meta:editing-cycles>
    <meta:document-statistic meta:object-count="54"/>
    <meta:generator>LibreOffice/3.5$Linux_X86_64 LibreOffice_project/350m1$Build-2</meta:generator>
  </office:meta>
</office:document-meta>
</file>